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cccccc"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solid" draw:fill-color="#ffff99"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text-align="star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1.5cm" svg:height="9.5cm" svg:x="3.5cm" svg:y="4.5cm">
          <text:p/>
          <draw:enhanced-geometry svg:viewBox="0 0 21600 21600" draw:type="rectangle" draw:enhanced-path="M 0 0 L 21600 0 21600 21600 0 21600 0 0 Z N"/>
        </draw:custom-shape>
        <draw:frame draw:style-name="gr2" draw:layer="layout" svg:width="3.355cm" svg:height="0.962cm" svg:x="12.5cm" svg:y="3.038cm">
          <draw:text-box>
            <text:p>GSampler</text:p>
          </draw:text-box>
        </draw:frame>
        <draw:custom-shape draw:style-name="gr3" draw:text-style-name="P1" draw:layer="layout" svg:width="5cm" svg:height="1cm" svg:x="8.5cm" svg:y="8cm">
          <text:p text:style-name="P1">Record</text:p>
          <draw:enhanced-geometry svg:viewBox="0 0 21600 21600" draw:type="rectangle" draw:enhanced-path="M 0 0 L 21600 0 21600 21600 0 21600 0 0 Z N"/>
        </draw:custom-shape>
        <draw:custom-shape draw:style-name="gr3" draw:text-style-name="P1" draw:layer="layout" svg:width="3.5cm" svg:height="1cm" svg:x="8.5cm" svg:y="6.5cm">
          <text:p text:style-name="P1">Scream</text:p>
          <draw:enhanced-geometry svg:viewBox="0 0 21600 21600" draw:type="rectangle" draw:enhanced-path="M 0 0 L 21600 0 21600 21600 0 21600 0 0 Z N"/>
        </draw:custom-shape>
        <draw:custom-shape draw:style-name="gr3" draw:text-style-name="P1" draw:layer="layout" svg:width="5cm" svg:height="1cm" svg:x="14cm" svg:y="8cm">
          <text:p text:style-name="P1">Play</text:p>
          <draw:enhanced-geometry svg:viewBox="0 0 21600 21600" draw:type="rectangle" draw:enhanced-path="M 0 0 L 21600 0 21600 21600 0 21600 0 0 Z N"/>
        </draw:custom-shape>
        <draw:custom-shape draw:style-name="gr3" draw:text-style-name="P1" draw:layer="layout" svg:width="2cm" svg:height="1cm" svg:x="19.5cm" svg:y="8cm">
          <text:p text:style-name="P1">-3 dB</text:p>
          <draw:enhanced-geometry svg:viewBox="0 0 21600 21600" draw:type="rectangle" draw:enhanced-path="M 0 0 L 21600 0 21600 21600 0 21600 0 0 Z N"/>
        </draw:custom-shape>
        <draw:custom-shape draw:style-name="gr3" draw:text-style-name="P1" draw:layer="layout" svg:width="2cm" svg:height="1cm" svg:x="4.5cm" svg:y="10cm">
          <text:p text:style-name="P1">Add...</text:p>
          <draw:enhanced-geometry svg:viewBox="0 0 21600 21600" draw:type="rectangle" draw:enhanced-path="M 0 0 L 21600 0 21600 21600 0 21600 0 0 Z N"/>
        </draw:custom-shape>
        <draw:custom-shape draw:style-name="gr3" draw:text-style-name="P2" draw:layer="layout" svg:width="12.5cm" svg:height="3cm" svg:x="9cm" svg:y="10cm">
          <text:p text:style-name="P2">Sample “scream”:</text:p>
          <text:p text:style-name="P2">3.2 s</text:p>
          <draw:enhanced-geometry svg:viewBox="0 0 21600 21600" draw:type="rectangle" draw:enhanced-path="M 0 0 L 21600 0 21600 21600 0 21600 0 0 Z N"/>
        </draw:custom-shape>
        <draw:frame draw:style-name="gr2" draw:layer="layout" svg:width="3.283cm" svg:height="0.962cm" svg:x="4.5cm" svg:y="6.5cm">
          <draw:text-box>
            <text:p>Selection:</text:p>
          </draw:text-box>
        </draw:frame>
        <draw:frame draw:style-name="gr2" draw:layer="layout" svg:width="3.038cm" svg:height="0.962cm" svg:x="4.5cm" svg:y="8cm">
          <draw:text-box>
            <text:p>Controls:</text:p>
          </draw:text-box>
        </draw:frame>
        <draw:custom-shape draw:style-name="gr4" draw:text-style-name="P1" draw:layer="layout" svg:width="12.5cm" svg:height="5cm" svg:x="9cm" svg:y="15cm">
          <text:p text:style-name="P1">The “record” and “play” buttons</text:p>
          <text:p text:style-name="P1">Turn to “stop” when runnin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b3b3b3"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lexandre Quessy</meta:initial-creator>
    <meta:creation-date>2010-08-04T08:31:40</meta:creation-date>
    <dc:date>2010-08-04T14:53:49</dc:date>
    <dc:creator>Alexandre Quessy</dc:creator>
    <meta:editing-duration>PT00H21M48S</meta:editing-duration>
    <meta:editing-cycles>12</meta:editing-cycles>
    <meta:generator>OpenOffice.org/3.2$Linux OpenOffice.org_project/320m12$Build-9483</meta:generator>
    <meta:document-statistic meta:object-count="11"/>
  </office:meta>
</office:document-meta>
</file>